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1" style:family="text">
      <style:text-properties officeooo:rsid="000fb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スピーカ出力キャプチャー<text:span text:style-name="T1">(LoopbackCapture)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2:49:04.098457100</meta:creation-date>
    <dc:date>2025-12-18T12:51:32.329189400</dc:date>
    <meta:editing-duration>PT2M28S</meta:editing-duration>
    <meta:editing-cycles>1</meta:editing-cycles>
    <meta:document-statistic meta:table-count="0" meta:image-count="0" meta:object-count="0" meta:page-count="1" meta:paragraph-count="1" meta:word-count="13" meta:character-count="29" meta:non-whitespace-character-count="29"/>
    <meta:generator>LibreOffice/25.2.7.2$Windows_X86_64 LibreOffice_project/5cbfd1ab6520636bb5f7b99185aa69bd7456825d</meta:generator>
  </office:meta>
</office:document-meta>
</file>